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1" draw:style-name="gr1" draw:text-style-name="P1" svg:width="6.2098in" svg:height="3.5449in" svg:x="0in" svg:y="3.5161in">
            <draw:object draw:notify-on-update-of-ranges="Sheet1.A1:Sheet1.A1 Sheet1.A2:Sheet1.A8 Sheet1.D3:Sheet1.D5 Sheet1.B3:Sheet1.B5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  <draw:frame table:end-cell-address="Sheet1.G23" table:end-x="0.8626in" table:end-y="0.0437in" draw:z-index="0" draw:style-name="gr1" draw:text-style-name="P1" svg:width="6.1965in" svg:height="3.5594in" svg:x="0in" svg:y="0in">
              <draw:object draw:notify-on-update-of-ranges="Sheet1.C1:Sheet1.C3 Sheet1.B1:Sheet1.B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3.65">
            <text:p>3.65</text:p>
          </table:table-cell>
          <table:table-cell table:number-columns-repeated="2" office:value-type="float" office:value="1.43">
            <text:p>1.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.91">
            <text:p>5.91</text:p>
          </table:table-cell>
          <table:table-cell office:value-type="float" office:value="2.33">
            <text:p>2.33</text:p>
          </table:table-cell>
          <table:table-cell office:value-type="float" office:value="1.43">
            <text:p>1.4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.18">
            <text:p>7.18</text:p>
          </table:table-cell>
          <table:table-cell office:value-type="float" office:value="2.86">
            <text:p>2.86</text:p>
          </table:table-cell>
          <table:table-cell office:value-type="float" office:value="1.43">
            <text:p>1.4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94">
            <text:p>8.94</text:p>
          </table:table-cell>
          <table:table-cell office:value-type="float" office:value="2.86">
            <text:p>2.86</text:p>
          </table:table-cell>
          <table:table-cell office:value-type="float" office:value="2.1">
            <text:p>2.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79">
            <text:p>9.79</text:p>
          </table:table-cell>
          <table:table-cell office:value-type="float" office:value="2.86">
            <text:p>2.86</text:p>
          </table:table-cell>
          <table:table-cell office:value-type="float" office:value="2.54">
            <text:p>2.5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2/18/2016</text:date>, <text:time>22:3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Butac</meta:initial-creator>
    <meta:creation-date>2016-02-18T17:11:57</meta:creation-date>
    <dc:date>2016-02-18T22:31:47</dc:date>
    <dc:creator>Adam Butac</dc:creator>
    <meta:editing-duration>PT5H3M29S</meta:editing-duration>
    <meta:editing-cycles>2</meta:editing-cycles>
    <meta:generator>OpenOffice/4.1.2$Unix OpenOffice.org_project/412m3$Build-9782</meta:generator>
    <meta:document-statistic meta:table-count="3" meta:cell-count="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 style:data-style-name="N2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4cm" svg:height="9.042cm" xlink:href=".." xlink:type="simple" chart:class="chart:scatter" chart:column-mapping="1 0" chart:style-name="ch1">
        <chart:title svg:x="5.968cm" svg:y="0.316cm" chart:style-name="ch2">
          <text:p>mol I2 / t vs log[I-]i</text:p>
        </chart:title>
        <chart:plot-area chart:style-name="ch3" table:cell-range-address="Sheet1.B1:Sheet1.C3" svg:x="0.879cm" svg:y="0.822cm" svg:width="13.512cm" svg:height="8.036cm">
          <chartooo:coordinate-region svg:x="1.336cm" svg:y="1.012cm" svg:width="12.951cm" svg:height="7.2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3" chart:class="chart:scatter">
            <chart:domain table:cell-range-address="Sheet1.C1:Sheet1.C3"/>
            <chart:regression-curve chart:style-name="ch7">
              <chart:equation svg:x="6.067cm" svg:y="1.325cm" chart:style-name="ch8"/>
            </chart:regression-curve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3">
                <text:p>1.43</text:p>
                <draw:g>
                  <svg:desc>Sheet1.C1:Sheet1.C3</svg:desc>
                </draw:g>
              </table:table-cell>
              <table:table-cell office:value-type="float" office:value="3.65">
                <text:p>3.65</text:p>
                <draw:g>
                  <svg:desc>Sheet1.B1:Sheet1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3">
                <text:p>2.33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6">
                <text:p>2.86</text:p>
              </table:table-cell>
              <table:table-cell office:value-type="float" office:value="7.18">
                <text:p>7.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 style:data-style-name="N2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74cm" svg:height="9.005cm" xlink:href=".." xlink:type="simple" chart:class="chart:scatter" chart:style-name="ch1">
        <chart:title svg:x="5.538cm" svg:y="0.316cm" chart:style-name="ch2">
          <text:p>mol I2 / t vs log[H2O2]i</text:p>
        </chart:title>
        <chart:plot-area chart:style-name="ch3" table:cell-range-address="Sheet1.A1:Sheet1.A8 Sheet1.D3:Sheet1.D5 Sheet1.B3:Sheet1.B5" chart:data-source-has-labels="both" svg:x="0.747cm" svg:y="0.854cm" svg:width="14.023cm" svg:height="7.506cm">
          <chartooo:coordinate-region svg:x="1.41cm" svg:y="1.044cm" svg:width="13.102cm" svg:height="6.688cm"/>
          <chart:axis chart:dimension="x" chart:name="primary-x" chart:style-name="ch4" chartooo:axis-type="auto">
            <chart:categories table:cell-range-address="Sheet1.A2:Sheet1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5" chart:class="chart:scatter">
            <chart:domain table:cell-range-address="Sheet1.D3:Sheet1.D5"/>
            <chart:regression-curve chart:style-name="ch7">
              <chart:equation svg:x="6.482cm" svg:y="1.455cm" chart:style-name="ch8"/>
            </chart:regression-curve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2:Sheet1.A8</svg:desc>
                </draw:g>
              </table:table-cell>
              <table:table-cell office:value-type="float" office:value="1.43">
                <text:p>1.43</text:p>
                <draw:g>
                  <svg:desc>Sheet1.D3:Sheet1.D5</svg:desc>
                </draw:g>
              </table:table-cell>
              <table:table-cell office:value-type="float" office:value="7.18">
                <text:p>7.18</text:p>
                <draw:g>
                  <svg:desc>Sheet1.B3:Sheet1.B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1">
                <text:p>2.1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54">
                <text:p>2.54</text:p>
              </table:table-cell>
              <table:table-cell office:value-type="float" office:value="9.79">
                <text:p>9.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